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20004" style:name="a4f6a90" style:parent-style-name="ListParagraph">
      <style:paragraph-properties/>
    </style:style>
    <text:list-style style:name="L2">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20004">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style:style style:family="paragraph" style:list-style-name="L20004" style:name="a640349" style:parent-style-name="ListParagraph">
      <style:paragraph-properties/>
    </style:style>
    <style:style style:family="paragraph" style:list-style-name="L20004" style:name="a6530e4" style:parent-style-name="ListParagraph">
      <style:paragraph-properties/>
    </style:style>
    <style:style style:family="paragraph" style:list-style-name="L2" style:name="a58ec3a" style:parent-style-name="ListParagraph">
      <style:paragraph-properties/>
    </style:style>
    <style:style style:family="paragraph" style:list-style-name="L2" style:name="a1fa6a7" style:parent-style-name="ListParagraph">
      <style:paragraph-properties/>
    </style:style>
    <style:style style:family="paragraph" style:list-style-name="L2" style:name="aed262a" style:parent-style-name="ListParagraph">
      <style:paragraph-properties/>
    </style:style>
    <style:style style:family="paragraph" style:list-style-name="L2" style:name="a3c88df" style:parent-style-name="ListParagraph">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1fa6a7">a</text:p>
        </text:list-item>
      </text:list>
      <text:list text:continue-numbering="true" text:style-name="L2">
        <text:list-item>
          <text:list>
            <text:list-item>
              <text:p text:style-name="a3c88df">b</text:p>
            </text:list-item>
          </text:list>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5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